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ExtraBold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="solid" draw:fill-color="#e40303" draw:textarea-horizontal-align="justify" draw:textarea-vertical-align="middle" draw:auto-grow-height="false" fo:min-height="25.143cm" fo:min-width="3.742cm" loext:decorative="false"/>
    </style:style>
    <style:style style:name="gr2" style:family="graphic" style:parent-style-name="standard">
      <style:graphic-properties svg:stroke-color="#f10d0c" draw:fill="solid" draw:fill-color="#732982" draw:textarea-horizontal-align="justify" draw:textarea-vertical-align="middle" draw:auto-grow-height="false" fo:min-height="25.143cm" fo:min-width="3.742cm" loext:decorative="false"/>
    </style:style>
    <style:style style:name="gr3" style:family="graphic" style:parent-style-name="standard">
      <style:graphic-properties svg:stroke-color="#f10d0c" draw:fill="solid" draw:fill-color="#004cff" draw:textarea-horizontal-align="justify" draw:textarea-vertical-align="middle" draw:auto-grow-height="false" fo:min-height="25.143cm" fo:min-width="3.742cm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5.53cm" fo:min-width="0.719cm" loext:decorative="false"/>
    </style:style>
    <style:style style:name="gr5" style:family="graphic" style:parent-style-name="standard">
      <style:graphic-properties draw:fill-color="#613915" draw:textarea-horizontal-align="justify" draw:textarea-vertical-align="middle" draw:auto-grow-height="false" fo:min-height="15.53cm" fo:min-width="0.719cm" loext:decorative="false"/>
    </style:style>
    <style:style style:name="gr6" style:family="graphic" style:parent-style-name="standard">
      <style:graphic-properties draw:fill-color="#73d7ee" draw:textarea-horizontal-align="justify" draw:textarea-vertical-align="middle" draw:auto-grow-height="false" fo:min-height="15.53cm" fo:min-width="0.719cm" loext:decorative="false"/>
    </style:style>
    <style:style style:name="gr7" style:family="graphic" style:parent-style-name="standard">
      <style:graphic-properties draw:fill-color="#ffafc7" draw:textarea-horizontal-align="justify" draw:textarea-vertical-align="middle" draw:auto-grow-height="false" fo:min-height="15.53cm" fo:min-width="0.719cm" loext:decorative="false"/>
    </style:style>
    <style:style style:name="gr8" style:family="graphic" style:parent-style-name="standard">
      <style:graphic-properties svg:stroke-color="#f10d0c" draw:fill="solid" draw:fill-color="#008026" draw:textarea-horizontal-align="justify" draw:textarea-vertical-align="middle" draw:auto-grow-height="false" fo:min-height="25.143cm" fo:min-width="3.742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5.53cm" fo:min-width="0.719cm" loext:decorative="false"/>
    </style:style>
    <style:style style:name="gr10" style:family="graphic" style:parent-style-name="standard">
      <style:graphic-properties svg:stroke-color="#f10d0c" draw:fill="solid" draw:fill-color="#ffed00" draw:textarea-horizontal-align="justify" draw:textarea-vertical-align="middle" draw:auto-grow-height="false" fo:min-height="25.143cm" fo:min-width="3.742cm" loext:decorative="false"/>
    </style:style>
    <style:style style:name="gr11" style:family="graphic" style:parent-style-name="standard">
      <style:graphic-properties svg:stroke-color="#f10d0c" draw:fill="solid" draw:fill-color="#ff8c00" draw:textarea-horizontal-align="justify" draw:textarea-vertical-align="middle" draw:auto-grow-height="false" fo:min-height="25.143cm" fo:min-width="3.742cm" loext:decorative="false"/>
    </style:style>
    <style:style style:name="gr12" style:family="graphic" style:parent-style-name="standard">
      <style:graphic-properties svg:stroke-color="#ffffff" draw:fill="solid" draw:fill-color="#ffd800" draw:textarea-vertical-align="middle" draw:auto-grow-height="false" fo:min-height="22.61cm" fo:min-width="22.36cm" fo:wrap-option="wrap" loext:decorative="false"/>
    </style:style>
    <style:style style:name="gr13" style:family="graphic" style:parent-style-name="standard">
      <style:graphic-properties svg:stroke-color="#ffffff" draw:fill="solid" draw:fill-color="#ffffff" draw:textarea-vertical-align="middle" draw:auto-grow-height="false" fo:min-height="19.41cm" fo:min-width="19.16cm" fo:wrap-option="wrap" loext:decorative="false"/>
    </style:style>
    <style:style style:name="gr14" style:family="graphic" style:parent-style-name="standard">
      <style:graphic-properties svg:stroke-color="#ffffff" draw:fill="solid" draw:fill-color="#bf0a30" draw:textarea-vertical-align="middle" draw:auto-grow-height="false" fo:min-height="19.41cm" fo:min-width="19.16cm" fo:wrap-option="wrap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2cm" loext:decorative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1.806cm" fo:min-width="4.09cm" loext:decorative="false"/>
    </style:style>
    <style:style style:name="gr17" style:family="graphic" style:parent-style-name="standard">
      <style:graphic-properties draw:fill="solid" draw:fill-color="#ffd700" draw:textarea-horizontal-align="justify" draw:textarea-vertical-align="middle" draw:auto-grow-height="false" fo:min-height="3.333cm" fo:min-width="13.599cm" loext:decorative="false"/>
    </style:style>
    <style:style style:name="gr18" style:family="graphic" style:parent-style-name="standard">
      <style:graphic-properties draw:fill="solid" draw:fill-color="#000000" draw:textarea-vertical-align="middle" draw:auto-grow-height="false" fo:min-height="13.041cm" fo:min-width="15.68cm" fo:wrap-option="wrap" loext:decorative="false"/>
    </style:style>
    <style:style style:name="gr19" style:family="graphic" style:parent-style-name="standard">
      <style:graphic-properties draw:fill="solid" draw:fill-color="#000000" draw:textarea-vertical-align="middle" loext:decorative="false"/>
    </style:style>
    <style:style style:name="gr20" style:family="graphic" style:parent-style-name="standard">
      <style:graphic-properties draw:fill="solid" draw:fill-color="#ffd700" draw:textarea-horizontal-align="justify" draw:textarea-vertical-align="middle" draw:auto-grow-height="false" fo:min-height="4.026cm" fo:min-width="1.638cm" loext:decorative="false"/>
    </style:style>
    <style:style style:name="gr21" style:family="graphic" style:parent-style-name="standard">
      <style:graphic-properties draw:fill-color="#7902aa" draw:textarea-horizontal-align="justify" draw:textarea-vertical-align="middle" draw:auto-grow-height="false" fo:min-height="1.637cm" fo:min-width="1.387cm" fo:wrap-option="wrap" loext:decorative="false"/>
    </style:style>
    <style:style style:name="gr22" style:family="graphic" style:parent-style-name="standard">
      <style:graphic-properties draw:fill-color="#ffd800" draw:textarea-horizontal-align="justify" draw:textarea-vertical-align="middle" draw:auto-grow-height="false" fo:min-height="1.457cm" fo:min-width="1.207cm" fo:wrap-option="wrap" loext:decorative="false"/>
    </style:style>
    <style:style style:name="gr2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solid" draw:fill-color="#e40303"/>
      <style:paragraph-properties fo:text-align="center"/>
    </style:style>
    <style:style style:name="P2" style:family="paragraph">
      <loext:graphic-properties draw:fill="solid" draw:fill-color="#732982"/>
      <style:paragraph-properties fo:text-align="center"/>
    </style:style>
    <style:style style:name="P3" style:family="paragraph">
      <loext:graphic-properties draw:fill="solid" draw:fill-color="#004c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613915"/>
      <style:paragraph-properties fo:text-align="center"/>
    </style:style>
    <style:style style:name="P6" style:family="paragraph">
      <loext:graphic-properties draw:fill-color="#73d7ee"/>
      <style:paragraph-properties fo:text-align="center"/>
    </style:style>
    <style:style style:name="P7" style:family="paragraph">
      <loext:graphic-properties draw:fill-color="#ffafc7"/>
      <style:paragraph-properties fo:text-align="center"/>
    </style:style>
    <style:style style:name="P8" style:family="paragraph">
      <loext:graphic-properties draw:fill="solid" draw:fill-color="#008026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ed00"/>
      <style:paragraph-properties fo:text-align="center"/>
    </style:style>
    <style:style style:name="P11" style:family="paragraph">
      <loext:graphic-properties draw:fill="solid" draw:fill-color="#ff8c00"/>
      <style:paragraph-properties fo:text-align="center"/>
    </style:style>
    <style:style style:name="P12" style:family="paragraph">
      <loext:graphic-properties draw:fill="solid" draw:fill-color="#ffd800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bf0a3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d700"/>
      <style:paragraph-properties fo:text-align="center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-color="#7902aa"/>
      <style:paragraph-properties fo:text-align="center"/>
    </style:style>
    <style:style style:name="P19" style:family="paragraph">
      <loext:graphic-properties draw:fill-color="#ffd800"/>
      <style:paragraph-properties fo:text-align="center"/>
    </style:style>
    <style:style style:name="P2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42cm" svg:height="25.393cm" svg:x="0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242cm" svg:height="25.393cm" svg:x="21.158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242cm" svg:height="25.393cm" svg:x="16.942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219cm" svg:height="15.78cm" draw:transform="rotate (-0.463384916404494) translate (24.359cm 13.2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5" draw:layer="layout" svg:width="1.219cm" svg:height="15.78cm" draw:transform="rotate (-0.463384916404494) translate (23.013cm 13.2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6" draw:layer="layout" svg:width="1.219cm" svg:height="15.78cm" draw:transform="rotate (-0.463384916404494) translate (21.667cm 13.2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7" draw:layer="layout" svg:width="1.219cm" svg:height="15.78cm" draw:transform="rotate (-0.463384916404494) translate (20.321cm 13.2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8" draw:layer="layout" svg:width="4.242cm" svg:height="25.393cm" svg:x="12.7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219cm" svg:height="15.78cm" draw:transform="rotate (-0.463384916404494) translate (18.971cm 13.25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0" draw:layer="layout" svg:width="4.242cm" svg:height="25.393cm" svg:x="8.458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4.242cm" svg:height="25.393cm" svg:x="4.242cm" svg:y="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2.86cm" svg:height="22.86cm" svg:x="1.27cm" svg:y="3.962cm">
          <text:p/>
          <draw:enhanced-geometry draw:mirror-horizontal="false" draw:mirror-vertical="false" draw:glue-point-type="segments" draw:type="mso-spt100" draw:modifiers="116.598071958585 63.3151271740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9" draw:layer="layout" svg:width="1.219cm" svg:height="15.78cm" draw:transform="rotate (-0.463384916404494) translate (12.412cm 13.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19.66cm" svg:height="19.66cm" svg:x="2.877cm" svg:y="2.87cm">
          <text:p/>
          <draw:enhanced-geometry draw:mirror-horizontal="false" draw:mirror-vertical="false" draw:glue-point-type="segments" draw:type="mso-spt100" draw:modifiers="116.598071958585 63.31512717408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1.219cm" svg:height="15.78cm" draw:transform="rotate (-0.463384916404494) translate (7.028cm 13.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219cm" svg:height="15.78cm" draw:transform="rotate (-0.463384916404494) translate (8.374cm 13.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19cm" svg:height="15.78cm" draw:transform="rotate (-0.463384916404494) translate (9.72cm 13.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219cm" svg:height="15.78cm" draw:transform="rotate (-0.463384916404494) translate (11.066cm 13.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9.66cm" svg:height="19.66cm" svg:x="2.87cm" svg:y="2.87cm">
          <text:p/>
          <draw:enhanced-geometry draw:mirror-horizontal="false" draw:mirror-vertical="false" draw:glue-point-type="segments" draw:type="mso-spt100" draw:modifiers="63.3085258208676 116.6054526253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5" draw:layer="layout" svg:width="7.584cm" svg:height="3.394cm" draw:transform="skewX (0.032986722862693) rotate (2.16822252975256) translate (10.622cm 14.05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6030.04251299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5" draw:layer="layout" svg:width="7.582cm" svg:height="3.394cm" draw:transform="skewX (0.0329867228626929) rotate (2.16822252975256) translate (16.181cm 14.05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6030.04251299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6" draw:layer="layout" svg:width="14.099cm" svg:height="3.583cm" svg:x="5.651cm" svg:y="11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16.18cm" svg:height="13.291cm" svg:x="4.701cm" svg:y="4.6cm">
          <text:p/>
          <draw:enhanced-geometry draw:mirror-horizontal="false" draw:mirror-vertical="false" draw:glue-point-type="segments" draw:type="mso-spt100" draw:modifiers="10.6332200557121 169.5789102291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9" draw:text-style-name="P17" draw:layer="layout" svg:width="8.58cm" svg:height="3.928cm" svg:x="12.093cm" svg:y="9.883cm" svg:viewBox="0 0 8581 3929" draw:points="7939,2832 7647,2947 6947,2370 2977,2427 2335,3814 1518,3929 1109,2023 0,2023 701,0 8407,636 8581,1676">
          <text:p/>
        </draw:polygon>
        <draw:polygon draw:style-name="gr19" draw:text-style-name="P17" draw:layer="layout" svg:width="8.58cm" svg:height="3.928cm" svg:x="4.726cm" svg:y="9.883cm" svg:viewBox="0 0 8581 3929" draw:points="642,2832 934,2947 1635,2370 5604,2427 6246,3814 7063,3929 7472,2023 8581,2023 7881,0 175,636 0,1676">
          <text:p/>
        </draw:polygon>
        <draw:custom-shape draw:style-name="gr20" draw:text-style-name="P16" draw:layer="layout" svg:width="2.138cm" svg:height="4.276cm" svg:x="11.631cm" svg:y="14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9" draw:text-style-name="P17" draw:layer="layout" svg:width="8.262cm" svg:height="7.395cm" svg:x="4.929cm" svg:y="14.043cm" svg:viewBox="0 0 8263 7396" draw:points="6819,174 5836,0 4680,1214 1560,1329 751,405 57,521 0,1387 866,2716 1097,2774 4218,2601 5316,3756 5836,7281 6414,7396 6414,6299 7107,6299 7223,7339 8263,7339 7859,5663 7916,4854 7454,4854 7454,2658 7107,2601 6876,521">
          <text:p/>
        </draw:polygon>
        <draw:polygon draw:style-name="gr19" draw:text-style-name="P17" draw:layer="layout" svg:width="8.262cm" svg:height="7.395cm" svg:x="12.209cm" svg:y="14.043cm" svg:viewBox="0 0 8263 7396" draw:points="1444,174 2427,0 3583,1214 6703,1329 7512,405 8205,521 8263,1387 7396,2716 7165,2774 4045,2601 2947,3756 2427,7281 1849,7396 1849,6299 1156,6299 1040,7339 0,7339 404,5663 347,4854 809,4854 809,2658 1156,2601 1387,521">
          <text:p/>
        </draw:polygon>
        <draw:polygon draw:style-name="gr19" draw:text-style-name="P17" draw:layer="layout" svg:width="2.079cm" svg:height="0.751cm" svg:x="7.327cm" svg:y="13.235cm" svg:viewBox="0 0 2080 752" draw:points="1907,116 2080,405 1618,636 231,752 0,521 0,231 231,0">
          <text:p/>
        </draw:polygon>
        <draw:polygon draw:style-name="gr19" draw:text-style-name="P17" draw:layer="layout" svg:width="2.079cm" svg:height="0.751cm" svg:x="15.994cm" svg:y="13.235cm" svg:viewBox="0 0 2080 752" draw:points="173,116 0,405 462,636 1849,752 2080,521 2080,231 1849,0">
          <text:p/>
        </draw:polygon>
        <draw:custom-shape draw:style-name="gr21" draw:text-style-name="P18" draw:layer="layout" svg:width="2.667cm" svg:height="2.667cm" svg:x="11.367cm" svg:y="2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2.413cm" svg:height="2.413cm" svg:x="11.494cm" svg:y="2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adornments="ExtraBold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solid" draw:fill-color="#bf0a30" loext:fill-use-slide-background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text-transform="uppercase" fo:color="#000000" loext:opacity="100%" style:text-outline="true" style:text-line-through-style="none" style:text-line-through-type="none" style:font-name="Montserrat" fo:font-family="Montserrat" style:font-style-name="ExtraBold" style:font-pitch="variable" fo:font-size="72pt" fo:font-style="normal" fo:text-shadow="none" style:text-underline-style="none" fo:font-weight="80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bf0a3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.9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72cm" fo:margin-bottom="0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9cm" fo:margin-bottom="0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5cm" fo:margin-bottom="0cm" fo:text-indent="0cm"/>
      <style:text-properties fo:font-size="38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1cm" fo:margin-bottom="0cm" fo:text-indent="0cm"/>
      <style:text-properties fo:font-size="38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1.716cm" svg:height="5.088cm" svg:x="1.205cm" svg:y="1.215cm" presentation:class="title" presentation:placeholder="true">
        <draw:text-box/>
      </draw:frame>
      <draw:frame presentation:style-name="Default-outline1" draw:layer="backgroundobjects" svg:width="21.716cm" svg:height="17.676cm" svg:x="1.205cm" svg:y="7.13cm" presentation:class="outline" presentation:placeholder="true">
        <draw:text-box/>
      </draw:frame>
      <draw:frame presentation:style-name="Mpr1" draw:text-style-name="MP2" draw:layer="backgroundobjects" svg:width="5.621cm" svg:height="2.1cm" svg:x="1.205cm" svg:y="27.7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48cm" svg:height="2.1cm" svg:x="8.251cm" svg:y="27.7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621cm" svg:height="2.1cm" svg:x="17.3cm" svg:y="27.7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45:25.358205509</meta:creation-date>
    <dc:date>2025-06-02T12:00:10.655321853</dc:date>
    <meta:editing-duration>PT3H30M50S</meta:editing-duration>
    <meta:editing-cycles>10</meta:editing-cycles>
    <meta:generator>LibreOffice/24.8.7.2$Linux_X86_64 LibreOffice_project/480$Build-2</meta:generator>
    <meta:document-statistic meta:object-count="55"/>
  </office:meta>
</office:document-meta>
</file>